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0152" officeooo:paragraph-rsid="00010152"/>
    </style:style>
    <style:style style:name="P2" style:family="paragraph" style:parent-style-name="Standard">
      <style:text-properties officeooo:rsid="0001fd57" officeooo:paragraph-rsid="0001fd57"/>
    </style:style>
    <style:style style:name="P3" style:family="paragraph" style:parent-style-name="Standard">
      <style:text-properties officeooo:rsid="00029d10" officeooo:paragraph-rsid="00029d10"/>
    </style:style>
    <style:style style:name="P4" style:family="paragraph" style:parent-style-name="Text_20_body">
      <style:text-properties officeooo:rsid="00029d10" officeooo:paragraph-rsid="00029d10"/>
    </style:style>
    <style:style style:name="P5" style:family="paragraph" style:parent-style-name="Heading_20_3">
      <style:text-properties officeooo:rsid="00029d10" officeooo:paragraph-rsid="00029d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e projet : LORD OF SEARCH</text:p>
      <text:p text:style-name="P1"/>
      <text:h text:style-name="Heading_20_1" text:outline-level="1">Comment utiliser LORD OF SEARCH :</text:h>
      <text:p text:style-name="P2">Lorsque vous avez compilé et executé LordOfSearch.c, vous aurez le choix entre faire une recherche dans la base de données en entrant un mot clé ou bien ecrire une addresse html afin de parser et inserer son contenu dans la base de données. </text:p>
      <text:h text:style-name="Heading_20_1" text:outline-level="1">Methode realisé :</text:h>
      <text:p text:style-name="P1">Nous pouvons récupérer le code source a partir d’une adresse html (format http, https, file, ou lien interne de page) à l’aide de libcurl. Nous l’envoyons au parser qui s’occupera de nous renvoyer un fichier contenant le contenu de la page et le poids de chaque mots de cette pages ainsi qu’un fichier contenant les liens de la page afin qu’ils soient eux aussi parser.</text:p>
      <text:p text:style-name="P1"/>
      <text:p text:style-name="P1">Nous avons une base de données dans laquelle nous insérons, pour chaque page ses mots, le poids de ses mots, le lien auquel ses mots appartiennent.</text:p>
      <text:p text:style-name="P1"><text:line-break/>Nous avons une méthode de recherche dans la base de données selon un mot clé que l’utilisateur entrera.</text:p>
      <text:p text:style-name="P1"/>
      <text:p text:style-name="P1">Nous avons une méthode pour parser des liens afin d’ajouter plus de données à notre base de données.</text:p>
      <text:h text:style-name="P5" text:outline-level="3">Extension :</text:h>
      <text:p text:style-name="P4">Page Rank : Chaque mot a son poids ce qui permet a la recherche de trier le résultat par pertinence du mot (grâce a son poids dans la page) et renvoyer une liste trié par pertinence</text:p>
      <text:p text:style-name="P4">Notre parser tolere les pages mal formées</text:p>
      <text:p text:style-name="P4">Nous evitons de parser les pages déjà parser.</text:p>
      <text:p text:style-name="P4"/>
      <text:h text:style-name="Heading_20_1" text:outline-level="1">Ce que nous voulions faire :</text:h>
      <text:p text:style-name="P2">Nous n’avons pas pu lié l’adresses aux mots/poids de la page. Ce qui rend impossible notre résultat de recherche.</text:p>
      <text:p text:style-name="P2"/>
      <text:p text:style-name="P3">Recherche multi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2:41:24.856099502</meta:creation-date>
    <dc:date>2017-05-09T23:29:15.884978773</dc:date>
    <meta:editing-duration>PT27M40S</meta:editing-duration>
    <meta:editing-cycles>3</meta:editing-cycles>
    <meta:generator>LibreOffice/5.1.6.2$Linux_X86_64 LibreOffice_project/10m0$Build-2</meta:generator>
    <meta:document-statistic meta:table-count="0" meta:image-count="0" meta:object-count="0" meta:page-count="1" meta:paragraph-count="15" meta:word-count="266" meta:character-count="1482" meta:non-whitespace-character-count="1229"/>
  </office:meta>
</office:document-meta>
</file>